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ze of Input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itonic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11" calcext:value-type="float">
            <text:p>0.11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3" calcext:value-type="float">
            <text:p>0.1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" calcext:value-type="float">
            <text:p>0.1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" calcext:value-type="float">
            <text:p>0.1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91" calcext:value-type="float">
            <text:p>0.0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3:13:03.359425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4:32.400251009</meta:creation-date>
    <dc:date>2017-11-24T13:13:19.062869142</dc:date>
    <meta:editing-duration>PT32M23S</meta:editing-duration>
    <meta:editing-cycles>9</meta:editing-cycles>
    <meta:generator>LibreOffice/5.1.6.2$Linux_X86_64 LibreOffice_project/10m0$Build-2</meta:generator>
    <meta:document-statistic meta:table-count="1" meta:cell-count="60" meta:object-count="0"/>
  </office:meta>
</office:document-meta>
</file>